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4d1ce" officeooo:paragraph-rsid="0024d1ce"/>
    </style:style>
    <style:style style:name="P2" style:family="paragraph" style:parent-style-name="Standard">
      <style:text-properties officeooo:rsid="00413f70" officeooo:paragraph-rsid="00413f70"/>
    </style:style>
    <style:style style:name="P3" style:family="paragraph" style:parent-style-name="Standard">
      <style:text-properties officeooo:rsid="00482065" officeooo:paragraph-rsid="00482065"/>
    </style:style>
    <style:style style:name="P4"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5" style:family="paragraph" style:parent-style-name="Standard" style:list-style-name="L1">
      <style:text-properties officeooo:rsid="000a0198" officeooo:paragraph-rsid="000a0198"/>
    </style:style>
    <style:style style:name="P6" style:family="paragraph" style:parent-style-name="Standard" style:list-style-name="L1">
      <style:text-properties officeooo:rsid="000a30ab" officeooo:paragraph-rsid="000a30ab"/>
    </style:style>
    <style:style style:name="P7" style:family="paragraph" style:parent-style-name="Standard" style:list-style-name="L1">
      <style:text-properties officeooo:rsid="001364a2" officeooo:paragraph-rsid="0013a097"/>
    </style:style>
    <style:style style:name="P8" style:family="paragraph" style:parent-style-name="Standard">
      <style:text-properties officeooo:rsid="0011093e" officeooo:paragraph-rsid="0013a097"/>
    </style:style>
    <style:style style:name="P9" style:family="paragraph" style:parent-style-name="Standard" style:list-style-name="L1">
      <style:text-properties officeooo:rsid="001a110c" officeooo:paragraph-rsid="0066c9b0"/>
    </style:style>
    <style:style style:name="P10" style:family="paragraph" style:parent-style-name="Standard" style:list-style-name="L1">
      <style:text-properties officeooo:rsid="0015c9ff" officeooo:paragraph-rsid="001edfaa"/>
    </style:style>
    <style:style style:name="P11" style:family="paragraph" style:parent-style-name="Standard" style:list-style-name="L1">
      <style:text-properties officeooo:rsid="0015c9ff" officeooo:paragraph-rsid="005ec69d"/>
    </style:style>
    <style:style style:name="P12" style:family="paragraph" style:parent-style-name="Standard" style:list-style-name="L1">
      <style:text-properties officeooo:rsid="00207ba5" officeooo:paragraph-rsid="00695f87"/>
    </style:style>
    <style:style style:name="P13" style:family="paragraph" style:parent-style-name="Standard" style:list-style-name="L1">
      <style:text-properties officeooo:rsid="0022c025" officeooo:paragraph-rsid="006e31b2"/>
    </style:style>
    <style:style style:name="P14" style:family="paragraph" style:parent-style-name="Standard">
      <style:text-properties officeooo:rsid="0022c025" officeooo:paragraph-rsid="006e31b2"/>
    </style:style>
    <style:style style:name="P15" style:family="paragraph" style:parent-style-name="Standard" style:list-style-name="L1">
      <style:text-properties officeooo:rsid="0024d1ce" officeooo:paragraph-rsid="0070f4c0"/>
    </style:style>
    <style:style style:name="P16" style:family="paragraph" style:parent-style-name="Standard" style:list-style-name="L1">
      <style:text-properties officeooo:rsid="0024d1ce" officeooo:paragraph-rsid="00756646"/>
    </style:style>
    <style:style style:name="P17" style:family="paragraph" style:parent-style-name="Standard" style:list-style-name="L1">
      <style:text-properties officeooo:rsid="003abe35" officeooo:paragraph-rsid="00728c10"/>
    </style:style>
    <style:style style:name="P18" style:family="paragraph" style:parent-style-name="Standard" style:list-style-name="L1">
      <style:text-properties officeooo:rsid="003c3a77" officeooo:paragraph-rsid="00363744"/>
    </style:style>
    <style:style style:name="P19" style:family="paragraph" style:parent-style-name="Standard" style:list-style-name="L1">
      <style:text-properties officeooo:rsid="003c3a77" officeooo:paragraph-rsid="00728c10"/>
    </style:style>
    <style:style style:name="P20" style:family="paragraph" style:parent-style-name="Standard" style:list-style-name="L1">
      <style:text-properties officeooo:rsid="004623f0" officeooo:paragraph-rsid="007755fb"/>
    </style:style>
    <style:style style:name="P21" style:family="paragraph" style:parent-style-name="Standard" style:list-style-name="L1">
      <style:text-properties officeooo:rsid="0044bb76" officeooo:paragraph-rsid="004623f0"/>
    </style:style>
    <style:style style:name="P22" style:family="paragraph" style:parent-style-name="Standard" style:list-style-name="L1">
      <style:text-properties officeooo:rsid="0044bb76" officeooo:paragraph-rsid="007755fb"/>
    </style:style>
    <style:style style:name="P23" style:family="paragraph" style:parent-style-name="Standard" style:list-style-name="L1">
      <style:text-properties officeooo:rsid="0049b7a3" officeooo:paragraph-rsid="004ba2e2"/>
    </style:style>
    <style:style style:name="P24" style:family="paragraph" style:parent-style-name="Standard" style:list-style-name="L1">
      <style:text-properties officeooo:rsid="005be1fa" officeooo:paragraph-rsid="006885e1"/>
    </style:style>
    <style:style style:name="P25" style:family="paragraph" style:parent-style-name="Standard" style:list-style-name="L1">
      <style:text-properties officeooo:rsid="005ec69d" officeooo:paragraph-rsid="005ec69d"/>
    </style:style>
    <style:style style:name="P26" style:family="paragraph" style:parent-style-name="Standard" style:list-style-name="L1">
      <style:text-properties officeooo:rsid="005ec69d" officeooo:paragraph-rsid="006081e8"/>
    </style:style>
    <style:style style:name="P27" style:family="paragraph" style:parent-style-name="Standard">
      <style:text-properties officeooo:rsid="005ec69d" officeooo:paragraph-rsid="006081e8"/>
    </style:style>
    <style:style style:name="P28" style:family="paragraph" style:parent-style-name="Standard" style:list-style-name="L1">
      <style:text-properties officeooo:rsid="006498ff" officeooo:paragraph-rsid="006498ff"/>
    </style:style>
    <style:style style:name="P29" style:family="paragraph" style:parent-style-name="Standard" style:list-style-name="L1">
      <style:text-properties officeooo:rsid="004fe648" officeooo:paragraph-rsid="004fe648"/>
    </style:style>
    <style:style style:name="P30" style:family="paragraph" style:parent-style-name="Standard" style:list-style-name="L1">
      <style:text-properties officeooo:rsid="006b74b0" officeooo:paragraph-rsid="006b74b0"/>
    </style:style>
    <style:style style:name="P31" style:family="paragraph" style:parent-style-name="Standard" style:list-style-name="L1">
      <style:text-properties officeooo:rsid="00768faf" officeooo:paragraph-rsid="00768faf"/>
    </style:style>
    <style:style style:name="P32" style:family="paragraph" style:parent-style-name="Standard" style:list-style-name="L1">
      <style:text-properties officeooo:rsid="00785c3a" officeooo:paragraph-rsid="00785c3a"/>
    </style:style>
    <style:style style:name="P33" style:family="paragraph" style:parent-style-name="Standard" style:list-style-name="L1">
      <style:text-properties officeooo:rsid="00785c3a" officeooo:paragraph-rsid="007951f7"/>
    </style:style>
    <style:style style:name="P34" style:family="paragraph" style:parent-style-name="Standard" style:list-style-name="L1">
      <style:text-properties officeooo:rsid="007951f7" officeooo:paragraph-rsid="0079ad31"/>
    </style:style>
    <style:style style:name="P35" style:family="paragraph" style:parent-style-name="Standard" style:list-style-name="L1">
      <style:paragraph-properties fo:break-before="page"/>
      <style:text-properties officeooo:rsid="0015c9ff" officeooo:paragraph-rsid="001edfaa"/>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36057f"/>
    </style:style>
    <style:style style:name="T6" style:family="text">
      <style:text-properties officeooo:rsid="003f54e3"/>
    </style:style>
    <style:style style:name="T7" style:family="text">
      <style:text-properties officeooo:rsid="00477ae0"/>
    </style:style>
    <style:style style:name="T8" style:family="text">
      <style:text-properties officeooo:rsid="004ba2e2"/>
    </style:style>
    <style:style style:name="T9" style:family="text">
      <style:text-properties officeooo:rsid="005619a6"/>
    </style:style>
    <style:style style:name="T10" style:family="text">
      <style:text-properties officeooo:rsid="0015c9ff"/>
    </style:style>
    <style:style style:name="T11" style:family="text">
      <style:text-properties officeooo:rsid="005be1fa"/>
    </style:style>
    <style:style style:name="T12" style:family="text">
      <style:text-properties officeooo:rsid="005cc6fd"/>
    </style:style>
    <style:style style:name="T13" style:family="text">
      <style:text-properties officeooo:rsid="005ec69d"/>
    </style:style>
    <style:style style:name="T14" style:family="text">
      <style:text-properties officeooo:rsid="0064d5ca"/>
    </style:style>
    <style:style style:name="T15" style:family="text">
      <style:text-properties fo:font-weight="bold" officeooo:rsid="006885e1" style:font-weight-asian="bold" style:font-weight-complex="bold"/>
    </style:style>
    <style:style style:name="T16" style:family="text">
      <style:text-properties officeooo:rsid="00695f87"/>
    </style:style>
    <style:style style:name="T17" style:family="text">
      <style:text-properties officeooo:rsid="00741ab2"/>
    </style:style>
    <style:style style:name="T18" style:family="text">
      <style:text-properties officeooo:rsid="00756646"/>
    </style:style>
    <style:style style:name="T19" style:family="text">
      <style:text-properties officeooo:rsid="00768faf"/>
    </style:style>
    <style:style style:name="T20" style:family="text">
      <style:text-properties officeooo:rsid="007755fb"/>
    </style:style>
    <style:style style:name="T21" style:family="text">
      <style:text-properties officeooo:rsid="00413f70"/>
    </style:style>
    <style:style style:name="T22" style:family="text">
      <style:text-properties officeooo:rsid="00785c3a"/>
    </style:style>
    <style:style style:name="T23" style:family="text">
      <style:text-properties officeooo:rsid="007951f7"/>
    </style:style>
    <style:style style:name="T24" style:family="text">
      <style:text-properties officeooo:rsid="0079ad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4">Hello my name is Sylt Schuurmans and I have been working at the genomic coordination center at the department of genetics at the UMCG.</text:p>
          <text:p text:style-name="P5"/>
        </text:list-item>
        <text:list-item>
          <text:p text:style-name="P6">With the development of sequencing techniques it became possible to discover differences <text:span text:style-name="T3">within </text:span>DNA <text:span text:style-name="T3">sequences among individuals</text:span>. <text:span text:style-name="T1">W</text:span>hile <text:span text:style-name="T1">the amount of sequenced data was vastly increasing in 2008</text:span>, <text:span text:style-name="T1">more than </text:span>a decade later <text:span text:style-name="T1">quantities are far larger and still increasing which makes it impossible to assess all sequences manually as a human and still diagnose patients. </text:span></text:p>
          <text:p text:style-name="P5"/>
        </text:list-item>
        <text:list-item>
          <text:p text:style-name="P7">To <text:span text:style-name="T9">diagnose as many patients as possible</text:span> multidisciplinary team<text:span text:style-name="T9">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8"/>
      <text:list xml:id="list170038328269260" text:continue-numbering="true" text:style-name="L1">
        <text:list-item>
          <text:p text:style-name="P9"><text:span text:style-name="T11">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24"/>
          <text:p text:style-name="P24"><text:span text:style-name="T12">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1"/>
          <text:p text:style-name="P11"><text:span text:style-name="T13">To improve the predictions other sources of data such as RNA expression or protein structural data could potentially contribute to a better diagnostic prediction.</text:span></text:p>
          <text:p text:style-name="P25"/>
        </text:list-item>
        <text:list-item>
          <text:p text:style-name="P26"><text:span text:style-name="T10">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26"/>
          <text:p text:style-name="P26"><text:span text:style-name="T10">One of our first goals was to make it work so and than collect the pieces that could potentially contribute to the effects of variant prediction With this method we would try to incorporate method we tried to reproduce VIPUR and make it useable for diagnostics.</text:span></text:p>
        </text:list-item>
      </text:list>
      <text:p text:style-name="P27"/>
      <text:list xml:id="list170037603822183" text:continue-numbering="true" text:style-name="L1">
        <text:list-header>
          <text:p text:style-name="P28">Before VIPUR can run it requires PDB structures and a list of mutations, within the publication curated structures from modbase and SWISS-model were used <text:span text:style-name="T14">and assembled structures from fragments</text:span>. When executed mutations are introduced into the structure based on <text:span text:style-name="T14">what is specified on the list and introduced by PyMOL or PyRosetta, from that Probe, PSI-BLAST and Relax are run to generate features. </text:span><text:span text:style-name="T15">LOOK at the screen and tell something about the tools briefly</text:span><text:span text:style-name="T14"> all features are put together and are trained into sparse logistic regression machine learning model.</text:span></text:p>
          <text:p text:style-name="P10"/>
          <text:p text:style-name="P35"/>
        </text:list-header>
        <text:list-item>
          <text:p text:style-name="P12"><text:span text:style-name="T16">For those who are not familiar or forgot of what proteins are composed and how they are structured here is a quick introduction: </text:span><text:s/></text:p>
          <text:p text:style-name="P12"/>
          <text:p text:style-name="P12">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30"/>
          <text:p text:style-name="P30">Proteins are the machinery of the cell and with sufficient computational resources we can model and emulate the functions of these proteins. Why are we not using this information for diagnosing diseases in patients? </text:p>
          <text:p text:style-name="P30"/>
        </text:list-item>
        <text:list-item>
          <text:p text:style-name="P13"><text:span text:style-name="T17">The initial thought was, by using API’s from RCSB and Uniprot <text:s/>to collect structures and sequences and let them process by VIPUR and add the usable information to the existing variants. From thereon we would further develop machine learning to make the ultimate predictor which would predict whether a variant was pathogenic or not.</text:span></text:p>
        </text:list-item>
      </text:list>
      <text:p text:style-name="P14"/>
      <text:list xml:id="list170038263424546" text:continue-numbering="true" text:style-name="L1">
        <text:list-item>
          <text:p text:style-name="P16"><text:span text:style-name="T5">During the reimplementation of</text:span> VIPUR <text:span text:style-name="T5">various </text:span>problems surfaced: <text:span text:style-name="T18">VIPUR was written for a single system and the software that was required was not buildable on the cluster due to incompatibility and missing packages. Another problem was that the</text:span> <text:span text:style-name="T5">protein s</text:span>tructures th<text:span text:style-name="T5">at were going to be assessed were incomplete and consisted of fragments</text:span>, <text:span text:style-name="T6">which made the problem more difficult than expected.</text:span></text:p>
          <text:p text:style-name="P15"/>
        </text:list-item>
        <text:list-item>
          <text:p text:style-name="P17">PyMOL and PyRosetta were used for mutating an original protein into a mutated protein. However both could not be build due to software incompatibility and were replaced with the homology modeling tool Modeller which also offered a utility to add missing atoms.</text:p>
          <text:p text:style-name="P19"/>
        </text:list-item>
        <text:list-item>
          <text:p text:style-name="P19">To fill the in the structures that had missing residues <text:span text:style-name="T6">the </text:span>two web services <text:span text:style-name="T6">I-TASSER and Robetta</text:span> <text:span text:style-name="T19">had been used to </text:span>predict <text:span text:style-name="T6">structures. Both were tested with and without template of a known structures binding site, which was also used as a comparison to determine which service would perform the best. However the differences were large and the structures that show similarity still differ quite heavily which made it hard to pick a correct structure.</text:span></text:p>
          <text:p text:style-name="P32"/>
        </text:list-item>
        <text:list-item>
          <text:p text:style-name="P33">By talking to an expert in the field of molecular dynamics we found out that it is important to know what a protein does and <text:span text:style-name="T23">how and where it functions</text:span>. </text:p>
          <text:p text:style-name="P33"/>
          <text:p text:style-name="P34">By looking at the models produced by the web-services we could not determine where certain residues should be<text:span text:style-name="T24">long in the structure making it impossible to determine the correct structure.</text:span></text:p>
          <text:p text:style-name="P34"/>
        </text:list-item>
        <text:list-item>
          <text:p text:style-name="P34"><text:span text:style-name="T24">With the insights from an expert, the inability to determine the correct structure out of the web-service models due to the lack of knowledge about the protein, all software incompatibility issues and <text:s/>reverse engineering to make it work and finally discovering that non-canonical amino acids, metals, ligands, water and other tertiary structures were removed from all samples in the VIPURs training set. We made the decision to stop reproducing VIPUR and make the assumption that VIPUR was likely not be an effective method for diagnostic purposes.</text:span></text:p>
          <text:p text:style-name="P19"/>
        </text:list-item>
        <text:list-item>
          <text:p text:style-name="P20"><text:soft-page-break/>By talking to an expert in the field of molecular dynamics <text:span text:style-name="T22">that it is important to have knowledge about the proteins form and function, which elements play a role in that function <text:s/></text:span>, <text:span text:style-name="T22">unable to find the meaning of the differences in the structure between the completed structures</text:span> , <text:span text:style-name="T21">discovering that non-canonical amino acids, metals, ligands, water and other tertiary structures were removed from all samples in the VIPURs training set. Made it likely that VIPUR would not be an effective method for diagnosing or determining function loss of proteins. Without any form of structural features available for machine learning and having no way to determine how significant the completed models are.</text:span></text:p>
          <text:p text:style-name="P22"/>
        </text:list-item>
        <text:list-item>
          <text:p text:style-name="P22"><text:span text:style-name="T7"><text:s/>a new method had to be developed which would generate scores that could describe structural features. Based on the same principles as VIPUR but with the inclusion multiple tertiary structures the simple protein variant analyses approach (SPVAA) was developed. To verify and enrich the knowledge of <text:s/>structural variants the web service Have yOur Protein Explained (HOPE) was employed besides SPVAA.</text:span></text:p>
        </text:list-item>
        <text:list-item>
          <text:p text:style-name="P31"/>
        </text:list-item>
        <text:list-item>
          <text:p text:style-name="P31"><text:span text:style-name="T20">With di</text:span>So what did we learn from VIPUR, besides that it was not working.</text:p>
          <text:p text:style-name="P31"/>
          <text:p text:style-name="P31">Structure prediction can be done but <text:span text:style-name="T20">assessment of structures requires knowledge about the protein itself. Other problems that play a role in prediction </text:span></text:p>
          <text:p text:style-name="P29"/>
        </text:list-item>
        <text:list-item>
          <text:p text:style-name="P29"><text:span text:style-name="T16">T</text:span>RAPS or tumor necrosis factor receptor-associated periodic syndrome is a rare hereditary autosomal dominant auto inflammatory disease that can recurring fevers. It is known to be caused by mutations within the gene Tumor Necrosis Factor Receptor Super Family 1 alpha.</text:p>
        </text:list-item>
      </text:list>
      <text:p text:style-name="P1"/>
      <text:list xml:id="list170038842053759" text:continue-numbering="true" text:style-name="L1">
        <text:list-header>
          <text:p text:style-name="P18"/>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0038335430599" text:continue-numbering="true" text:style-name="L1">
        <text:list-item>
          <text:p text:style-name="P21"/>
        </text:list-item>
      </text:list>
      <text:p text:style-name="P3"/>
      <text:p text:style-name="P3"/>
      <text:list xml:id="list170038473573632" text:continue-numbering="true" text:style-name="L1">
        <text:list-item>
          <text:p text:style-name="P23">With SPVAA a list of mutations is required that describe the original residue, position and newly introduced residue of a mutation. From this list in combination with information of which tertiary structures <text:span text:style-name="T8">must be mutated a copy of the original structure is made and a new residue are introduced into the copy by</text:span> Modeller<text:span text:style-name="T8">. From all mutations </text:span></text:p>
        </text:list-item>
        <text:list-item>
          <text:p text:style-name="P23"/>
        </text:list-item>
        <text:list-item>
          <text:p text:style-name="P23">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1T17:00:36.605266698</dc:date>
    <meta:editing-duration>P1DT8H45M34S</meta:editing-duration>
    <meta:editing-cycles>81</meta:editing-cycles>
    <meta:document-statistic meta:table-count="0" meta:image-count="0" meta:object-count="0" meta:page-count="3" meta:paragraph-count="29" meta:word-count="1316" meta:character-count="8139" meta:non-whitespace-character-count="6854"/>
  </office:meta>
</office:document-meta>
</file>